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text:p/>
          </table:table-cell>
          <table:table-cell table:style-name="ce154" table:formula="of:=IF([.F30]&lt;&gt;[.G30];0;1)" office:value-type="float" office:value="0">
            <text:p>FAIL</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text:p/>
          </table:table-cell>
          <table:table-cell table:style-name="ce154" table:formula="of:=IF([.F31]&lt;&gt;[.G31];0;1)" office:value-type="float" office:value="0">
            <text:p>FAIL</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text:p/>
          </table:table-cell>
          <table:table-cell table:style-name="ce154" table:formula="of:=IF([.F32]&lt;&gt;[.G32];0;1)" office:value-type="float" office:value="0">
            <text:p>FAIL</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text:p/>
          </table:table-cell>
          <table:table-cell table:style-name="ce154" table:formula="of:=IF([.F33]&lt;&gt;[.G33];0;1)" office:value-type="float" office:value="0">
            <text:p>FAIL</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text:p/>
          </table:table-cell>
          <table:table-cell table:style-name="ce154" table:formula="of:=IF([.F34]&lt;&gt;[.G34];0;1)" office:value-type="float" office:value="0">
            <text:p>FAIL</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text:p/>
          </table:table-cell>
          <table:table-cell table:style-name="ce154" table:formula="of:=IF([.F35]&lt;&gt;[.G35];0;1)" office:value-type="float" office:value="0">
            <text:p>FAIL</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text:p/>
          </table:table-cell>
          <table:table-cell table:style-name="ce154" table:formula="of:=IF([.F36]&lt;&gt;[.G36];0;1)" office:value-type="float" office:value="0">
            <text:p>FAIL</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text:p/>
          </table:table-cell>
          <table:table-cell table:style-name="ce154" table:formula="of:=IF([.F38]&lt;&gt;[.G38];0;1)" office:value-type="float" office:value="0">
            <text:p>FAIL</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text:p/>
          </table:table-cell>
          <table:table-cell table:style-name="ce154" table:formula="of:=IF([.F39]&lt;&gt;[.G39];0;1)" office:value-type="float" office:value="0">
            <text:p>FAIL</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text:p/>
          </table:table-cell>
          <table:table-cell table:style-name="ce154" table:formula="of:=IF([.F40]&lt;&gt;[.G40];0;1)" office:value-type="float" office:value="0">
            <text:p>FAIL</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text:p/>
          </table:table-cell>
          <table:table-cell table:style-name="ce154" table:formula="of:=IF([.F41]&lt;&gt;[.G41];0;1)" office:value-type="float" office:value="0">
            <text:p>FAIL</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text:p/>
          </table:table-cell>
          <table:table-cell table:style-name="ce154" table:formula="of:=IF([.F43]&lt;&gt;[.G43];0;1)" office:value-type="float" office:value="0">
            <text:p>FAIL</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text:p/>
          </table:table-cell>
          <table:table-cell table:style-name="ce154" table:formula="of:=IF([.F44]&lt;&gt;[.G44];0;1)" office:value-type="float" office:value="0">
            <text:p>FAIL</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text:p/>
          </table:table-cell>
          <table:table-cell table:style-name="ce154" table:formula="of:=IF([.F45]&lt;&gt;[.G45];0;1)" office:value-type="float" office:value="0">
            <text:p>FAIL</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text:p/>
          </table:table-cell>
          <table:table-cell table:style-name="ce154" table:formula="of:=IF([.F46]&lt;&gt;[.G46];0;1)" office:value-type="float" office:value="0">
            <text:p>FAIL</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text:p/>
          </table:table-cell>
          <table:table-cell table:style-name="ce154" table:formula="of:=IF([.F47]&lt;&gt;[.G47];0;1)" office:value-type="float" office:value="0">
            <text:p>FAIL</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text:p/>
          </table:table-cell>
          <table:table-cell table:style-name="ce154" table:formula="of:=IF([.F54]&lt;&gt;[.G54];0;1)" office:value-type="float" office:value="0">
            <text:p>FAIL</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text:p/>
          </table:table-cell>
          <table:table-cell table:style-name="ce154" table:formula="of:=IF([.F55]&lt;&gt;[.G55];0;1)" office:value-type="float" office:value="0">
            <text:p>FAIL</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17:16:1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17:16:13.54</dc:date>
    <meta:editing-duration>P131DT16H57M23S</meta:editing-duration>
    <meta:editing-cycles>265</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F(fName, 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toString",		True, 1), _
			List("swap",			True, 3), _
			List("fst",				True, 2), _
			List("snd",				True, 2), _
			List("equ",				True, 2), _
			List("ite",				True, 3), _
			_
			List("existsF",			True, 1), _
			List("arityF", 			True, 1), _
			List("apply", 			True, 2), _
			_
			List("TList_toString",	True, 1), _
			List("TList_equ",		True, 2), _
			List("isNil",			True, 1), _
			List("cons",			True, 2), _
			List("car",				True, 1), _
			List("cdr",				True, 1), _
			List("cadr",			True, 1), _
			List("caddr",			True, 1), _
			List("adjoin",			True, 2), _
			List("flatten",			True, 1), _
			List("reverse",			True, 1), _
			_
			List("readHex",			True, 1)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F":			result = applyF(		a(0), a(1)			)
		Case "i_will_throw0":	result = i_will_throw0()
		Case "swap":			result = swap(			a(0), a(1), a(2)	)
		Case "fst":				result = fst(			a(0), a(1)			)
		Case "snd":				result = snd(			a(0), a(1)			)
		Case "concat":			result = concat(		a(0), a(1)			)
		Case "equ":				result = equ(			a(0), a(1)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adjoin":			result = adjoin(		a(0), a(1)			)
		Case "flatten":			result = flatten(		a(0)				)
		Case "reverse":			result = reverse(		a(0)				)
		Case "pWs":				result = pWs
		Case "pBinDigit":		result = pBinDigit
		Case "pDecDigit":		result = pDecDigit
		Case "readHex":			result = readHex(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
		Case "i_will_throw0":	result = i_will_throw0()
		Case "swap":			result = swap(			args(k), args(k + 1), args(k + 2)	)
		Case "fst":				result = fst(			args(k), args(k + 1)				)
		Case "snd":				result = snd(			args(k), args(k + 1)				)
		Case "concat":			result = concat(		args(k), args(k + 1)				)
		Case "equ":				result = equ(			args(k), args(k + 1)				)
		Case "toString":		result = toString(		args(k)								)
		Case "TList_toString":	result = TList_toString(args(k)								)
		Case "TList_equ":		result = TList_equ(		args(k), args(k + 1)				)
		Case "isNil":			result = isNil(			args(k)								)
		Case "cons":			result = cons(			args(k), args(k + 1)				)
		Case "snoc":			result = snoc(			args(k), args(k + 1)				)
		Case "car":				result = car(			args(k)								)
		Case "cdr":				result = cdr(			args(k)								)
		Case "cadr":			result = cadr(			args(k)								)
		Case "caddr":			result = caddr(			args(k)								)
		Case "adjoin":			result = adjoin(		args(k), args(k + 1)				)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 True).x

	assertEqual(arityF("existsF"), 1).x
	assertEqual(arityF("arityF"), 1).x
	assertEqual(arityF("apply"), 2).x

	assertEqual(apply("existsF", "foo"),         False).x
	assertEqual(apply("existsF", "existsF"),      True).x
	assertEqual(apply("arityF",  "foo"),            -1).x
	assertEqual(apply("arityF",  "existsF"),         1).x
	assertEqual(apply("arityF",  "arityF"),          1).x
	assertEqual(apply("arityF",  "apply"),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